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0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0"/>
    <style:style style:name="ce5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Modè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G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Option tous risqu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ombre d’accident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ime de base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majoration option tous risques</text:p>
          </table:table-cell>
          <table:table-cell table:style-name="ce3" table:formula="of:=IF([.B3]=&quot;oui&quot;;[.B5]*0.5;0)" office:value-type="float" office:value="0" calcext:value-type="float">
            <text:p>0</text:p>
          </table:table-cell>
          <table:table-cell table:style-name="ce4"/>
        </table:table-row>
        <table:table-row table:style-name="ro1">
          <table:table-cell table:style-name="ce1" office:value-type="string" calcext:value-type="string">
            <text:p>majoration jeune conducteur</text:p>
          </table:table-cell>
          <table:table-cell table:style-name="ce3" table:formula="of:=IF([.B2]&lt;=25;[.B5]*0.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prime majorée </text:p>
          </table:table-cell>
          <table:table-cell table:formula="of:=[.B5]+[.B7]+[.B8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malus</text:p>
          </table:table-cell>
          <table:table-cell table:style-name="ce3" table:formula="of:=IF([.B4]&gt;2;[.B9]*0.1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prime HT</text:p>
          </table:table-cell>
          <table:table-cell table:formula="of:=[.B9]+[.B1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TVA <text:s/>20 %</text:p>
          </table:table-cell>
          <table:table-cell table:formula="of:=[.B11]*0.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prime TTC</text:p>
          </table:table-cell>
          <table:table-cell table:formula="of:=[.B11]+[.B12]" office:value-type="float" office:value="0" calcext:value-type="float">
            <text:p>0</text:p>
          </table:table-cell>
          <table:table-cell/>
        </table:table-row>
        <table:table-row table:style-name="ro1" table:number-rows-repeated="38">
          <table:table-cell table:number-columns-repeated="3"/>
        </table:table-row>
        <table:table-row table:style-name="ro1">
          <table:table-cell table:number-columns-repeated="2"/>
          <table:table-cell office:value-type="float" office:value="3345897856" calcext:value-type="float">
            <text:p>3345897856</text:p>
          </table:table-cell>
        </table:table-row>
        <table:table-row table:style-name="ro1">
          <table:table-cell table:number-columns-repeated="2"/>
          <table:table-cell table:formula="of:=&quot;003345897856&quot;" office:value-type="string" office:string-value="003345897856" calcext:value-type="string">
            <text:p>003345897856</text:p>
          </table:table-cell>
        </table:table-row>
      </table:table>
      <table:table table:name="Yann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Yann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Option tous risques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nombre d’accident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rime de ba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5" office:value-type="string" calcext:value-type="string">
            <text:p>majoration option tous risques</text:p>
          </table:table-cell>
          <table:table-cell table:formula="of:=IF([.B3]=&quot;oui&quot;;[.B5]*0.5;0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majoration jeune conducteur</text:p>
          </table:table-cell>
          <table:table-cell table:formula="of:=IF([.B2]&lt;=25;[.B5]*0.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me majorée </text:p>
          </table:table-cell>
          <table:table-cell table:formula="of:=[.B5]+[.B7]+[.B8]" office:value-type="float" office:value="300" calcext:value-type="float">
            <text:p>300</text:p>
          </table:table-cell>
        </table:table-row>
        <table:table-row table:style-name="ro1">
          <table:table-cell table:style-name="ce5" office:value-type="string" calcext:value-type="string">
            <text:p>malus</text:p>
          </table:table-cell>
          <table:table-cell table:formula="of:=IF([.B4]&gt;2;[.B9]*0.1;0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ime HT</text:p>
          </table:table-cell>
          <table:table-cell table:formula="of:=[.B9]+[.B10]"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TVA <text:s/>20 %</text:p>
          </table:table-cell>
          <table:table-cell table:formula="of:=[.B11]*0.2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rime TTC</text:p>
          </table:table-cell>
          <table:table-cell table:formula="of:=[.B11]+[.B12]" office:value-type="float" office:value="396" calcext:value-type="float">
            <text:p>396</text:p>
          </table:table-cell>
        </table:table-row>
      </table:table>
      <table:table table:name="Audrey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Audrey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Option tous risqu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nombre d’acciden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me de base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joration option tous risques</text:p>
          </table:table-cell>
          <table:table-cell table:formula="of:=IF([.B3]=&quot;oui&quot;;[.B5]*0.5;0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majoration jeune conducteur</text:p>
          </table:table-cell>
          <table:table-cell table:formula="of:=IF([.B2]&lt;=25;[.B5]*0.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me majorée </text:p>
          </table:table-cell>
          <table:table-cell table:formula="of:=[.B5]+[.B7]+[.B8]"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malus</text:p>
          </table:table-cell>
          <table:table-cell table:formula="of:=IF([.B4]&gt;2;[.B9]*0.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me HT</text:p>
          </table:table-cell>
          <table:table-cell table:formula="of:=[.B9]+[.B10]"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TVA <text:s/>20 %</text:p>
          </table:table-cell>
          <table:table-cell table:formula="of:=[.B11]*0.2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rime TTC</text:p>
          </table:table-cell>
          <table:table-cell table:formula="of:=[.B11]+[.B12]" office:value-type="float" office:value="396" calcext:value-type="float">
            <text:p>396</text:p>
          </table:table-cell>
        </table:table-row>
      </table:table>
      <table:table table:name="Elisabeth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Elisabeth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ption tous risques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nombre d’acciden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me de bas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joration option tous risques</text:p>
          </table:table-cell>
          <table:table-cell table:formula="of:=IF([.B3]=&quot;oui&quot;;[.B5]*0.5;0)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majoration jeune conducteur</text:p>
          </table:table-cell>
          <table:table-cell table:formula="of:=IF([.B2]&lt;=25;[.B5]*0.1;0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rime majorée </text:p>
          </table:table-cell>
          <table:table-cell table:formula="of:=[.B5]+[.B7]+[.B8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malus</text:p>
          </table:table-cell>
          <table:table-cell table:formula="of:=IF([.B4]&gt;2;[.B9]*0.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me HT</text:p>
          </table:table-cell>
          <table:table-cell table:formula="of:=[.B9]+[.B10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TVA <text:s/>20 %</text:p>
          </table:table-cell>
          <table:table-cell table:formula="of:=[.B11]*0.2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ime TTC</text:p>
          </table:table-cell>
          <table:table-cell table:formula="of:=[.B11]+[.B12]" office:value-type="float" office:value="960" calcext:value-type="float">
            <text:p>9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 style:data-style-name="N2" text:time-value="12:35:16.9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2T12:35:16.982000000</meta:creation-date>
    <meta:generator>LibreOffice/7.3.0.3$Windows_X86_64 LibreOffice_project/0f246aa12d0eee4a0f7adcefbf7c878fc2238db3</meta:generator>
    <meta:editing-duration>PT8M52S</meta:editing-duration>
    <meta:editing-cycles>2</meta:editing-cycles>
    <dc:date>2022-03-02T13:04:52.813000000</dc:date>
    <meta:document-statistic meta:table-count="4" meta:cell-count="93" meta:object-count="0"/>
  </office:meta>
</office:document-meta>
</file>